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cf46f" officeooo:paragraph-rsid="000cf46f"/>
    </style:style>
    <style:style style:name="T1" style:family="text">
      <style:text-properties officeooo:rsid="000edd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teration went well overall. <text:s/>We accomplished what we set out to accomplish. <text:s/>Most of the <text:span text:style-name="T1">main functionality</text:span> of the app was already in place so we were <text:span text:style-name="T1">able to spend some time working on smaller value add items in the UI and also testing and improving and testing the core algorith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9:39:45.336165855</meta:creation-date>
    <dc:date>2019-12-02T19:53:36.305798261</dc:date>
    <meta:editing-duration>PT3M40S</meta:editing-duration>
    <meta:editing-cycles>1</meta:editing-cycles>
    <meta:document-statistic meta:table-count="0" meta:image-count="0" meta:object-count="0" meta:page-count="1" meta:paragraph-count="1" meta:word-count="52" meta:character-count="288" meta:non-whitespace-character-count="235"/>
    <meta:generator>LibreOffice/6.0.7.3$Linux_X86_64 LibreOffice_project/00m0$Build-3</meta:generator>
  </office:meta>
</office:document-meta>
</file>